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top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  <style:text-properties fo:font-size="12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7cm" svg:height="7cm" svg:x="12cm" svg:y="2cm">
          <text:p text:style-name="P1"><text:span text:style-name="T1"/></text:p>
          <text:p text:style-name="P1"><text:span text:style-name="T1">BigInsights host</text:span></text:p>
        </draw:rect>
        <draw:rect draw:style-name="gr2" draw:text-style-name="P2" draw:layer="layout" svg:width="5.6cm" svg:height="1.5cm" svg:x="12.7cm" svg:y="6.783cm">
          <text:p text:style-name="P1"><text:span text:style-name="T1">SSH Server</text:span></text:p>
        </draw:rect>
        <draw:rect draw:style-name="gr2" draw:text-style-name="P2" draw:layer="layout" svg:width="5.6cm" svg:height="1.5cm" svg:x="12.7cm" svg:y="3.98cm">
          <text:p text:style-name="P1"><text:span text:style-name="T1">Zeppelin listening</text:span></text:p>
          <text:p text:style-name="P1"><text:span text:style-name="T1">on localhost:8080</text:span></text:p>
        </draw:rect>
        <draw:rect draw:style-name="gr1" draw:text-style-name="P2" draw:layer="layout" svg:width="7cm" svg:height="7cm" svg:x="3cm" svg:y="2cm">
          <text:p text:style-name="P1"><text:span text:style-name="T1"/></text:p>
          <text:p text:style-name="P1"><text:span text:style-name="T1">Local Machine</text:span></text:p>
        </draw:rect>
        <draw:rect draw:style-name="gr2" draw:text-style-name="P3" draw:layer="layout" svg:width="5.6cm" svg:height="1.5cm" svg:x="3.7cm" svg:y="6.783cm">
          <text:p text:style-name="P3"><text:span text:style-name="T2">SSH client binds to local </text:span></text:p>
          <text:p text:style-name="P3"><text:span text:style-name="T2">port and forwards to </text:span></text:p>
          <text:p text:style-name="P3"><text:span text:style-name="T2">Zeppelin port on BigInsights </text:span></text:p>
        </draw:rect>
        <draw:rect draw:style-name="gr2" draw:text-style-name="P2" draw:layer="layout" svg:width="5.6cm" svg:height="1.5cm" svg:x="3.7cm" svg:y="3.98cm">
          <text:p text:style-name="P1"><text:span text:style-name="T1">Browser connects to </text:span></text:p>
          <text:p text:style-name="P1"><text:span text:style-name="T1">the local bound ssh port</text:span></text:p>
        </draw:rect>
        <draw:line draw:style-name="gr3" draw:text-style-name="P4" draw:layer="layout" svg:x1="6.5cm" svg:y1="5.6cm" svg:x2="6.5cm" svg:y2="6.7cm">
          <text:p/>
        </draw:line>
        <draw:line draw:style-name="gr3" draw:text-style-name="P4" draw:layer="layout" svg:x1="9.4cm" svg:y1="7.533cm" svg:x2="12.6cm" svg:y2="7.5cm">
          <text:p/>
        </draw:line>
        <draw:line draw:style-name="gr3" draw:text-style-name="P4" draw:layer="layout" svg:x1="15.5cm" svg:y1="6.7cm" svg:x2="15.5cm" svg:y2="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Snow</meta:initial-creator>
    <meta:creation-date>2016-07-29T08:53:23</meta:creation-date>
    <dc:date>2016-07-29T09:07:58</dc:date>
    <dc:creator>Chris Snow</dc:creator>
    <meta:editing-duration>PT14M36S</meta:editing-duration>
    <meta:editing-cycles>2</meta:editing-cycles>
    <meta:generator>OpenOffice/4.1.2$Unix OpenOffice.org_project/412m3$Build-9782</meta:generator>
    <meta:document-statistic meta:object-count="9"/>
  </office:meta>
</office:document-meta>
</file>